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14cm"/>
    </style:style>
    <style:style style:name="co2" style:family="table-column">
      <style:table-column-properties fo:break-before="auto" style:column-width="4.173cm"/>
    </style:style>
    <style:style style:name="co3" style:family="table-column">
      <style:table-column-properties fo:break-before="auto" style:column-width="4.884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14.161cm"/>
    </style:style>
    <style:style style:name="co6" style:family="table-column">
      <style:table-column-properties fo:break-before="auto" style:column-width="7.491cm"/>
    </style:style>
    <style:style style:name="co7" style:family="table-column">
      <style:table-column-properties fo:break-before="auto" style:column-width="5.226cm"/>
    </style:style>
    <style:style style:name="co8" style:family="table-column">
      <style:table-column-properties fo:break-before="auto" style:column-width="3.911cm"/>
    </style:style>
    <style:style style:name="co9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tüc</text:p>
          </table:table-cell>
          <table:table-cell office:value-type="string" calcext:value-type="string">
            <text:p>kliste exportiert aus /hom</text:p>
          </table:table-cell>
          <table:table-cell office:value-type="string" calcext:value-type="string">
            <text:p>e/andreas/eagle/SAM9G25/sa</text:p>
          </table:table-cell>
          <table:table-cell office:value-type="string" calcext:value-type="string">
            <text:p>m9g25.sch am 14.1</text:p>
          </table:table-cell>
          <table:table-cell office:value-type="string" calcext:value-type="string">
            <text:p>0.14 17:04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CHIP-LED0603</text:p>
          </table:table-cell>
          <table:table-cell office:value-type="string" calcext:value-type="string">
            <text:p>CHIP-LED060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KP-1608SURCK</text:p>
          </table:table-cell>
          <table:table-cell office:value-type="float" office:value="2290329" calcext:value-type="float">
            <text:p>2290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2X10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table:number-columns-repeated="2"/>
          <table:table-cell office:value-type="string" calcext:value-type="string">
            <text:p>unknow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B-DOUBLE</text:p>
          </table:table-cell>
          <table:table-cell office:value-type="string" calcext:value-type="string">
            <text:p>USB-DOUBLE-FCI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FCI</text:p>
          </table:table-cell>
          <table:table-cell office:value-type="string" calcext:value-type="string">
            <text:p>72309-8034BLF</text:p>
          </table:table-cell>
          <table:table-cell office:value-type="float" office:value="1097895" calcext:value-type="float">
            <text:p>10978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3 R14 R17 R1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GEY0R00V</text:p>
          </table:table-cell>
          <table:table-cell office:value-type="float" office:value="2059527" calcext:value-type="float">
            <text:p>2059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 R4 R7 R8 R9 R38 R39 R4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63W06035100K</text:p>
          </table:table-cell>
          <table:table-cell office:value-type="float" office:value="9331719" calcext:value-type="float">
            <text:p>93317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 C2 C3 C4 C5 C6 C7 C8 C9 C10 C11 C18 C19 C21 C23 C24 C25 C26 C27 C28 C29 C30 C31 C32 C33 C34 C35 C37 C39 C43 C44 C45 C5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104K250CT</text:p>
          </table:table-cell>
          <table:table-cell office:value-type="float" office:value="1759037" calcext:value-type="float">
            <text:p>17590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 R6 R10 R21 R37 R43 R46 R4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RC0603FR-0710KL</text:p>
          </table:table-cell>
          <table:table-cell office:value-type="float" office:value="9238603" calcext:value-type="float">
            <text:p>9238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48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103K160CT</text:p>
          </table:table-cell>
          <table:table-cell office:value-type="float" office:value="1759003" calcext:value-type="float">
            <text:p>1759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N100J500CT</text:p>
          </table:table-cell>
          <table:table-cell office:value-type="float" office:value="2320799" calcext:value-type="float">
            <text:p>23207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-EUL2012C</text:p>
          </table:table-cell>
          <table:table-cell office:value-type="string" calcext:value-type="string">
            <text:p>L2012C</text:p>
          </table:table-cell>
          <table:table-cell office:value-type="string" calcext:value-type="string">
            <text:p>L3 L4</text:p>
          </table:table-cell>
          <table:table-cell office:value-type="string" calcext:value-type="string">
            <text:p>INDUCTOR, European symbol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CB2012T100MR.</text:p>
          </table:table-cell>
          <table:table-cell office:value-type="float" office:value="2112890" calcext:value-type="float">
            <text:p>21128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u/6V3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50 C52 C53 C55 C56 C58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805X106K6R3CT</text:p>
          </table:table-cell>
          <table:table-cell office:value-type="float" office:value="2320852" calcext:value-type="float">
            <text:p>23208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0@100MHz</text:p>
          </table:table-cell>
          <table:table-cell office:value-type="string" calcext:value-type="string">
            <text:p>L-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JOHANSON TECHNOLOGY</text:p>
          </table:table-cell>
          <table:table-cell office:value-type="string" calcext:value-type="string">
            <text:p>L-14CR12JV4T</text:p>
          </table:table-cell>
          <table:table-cell office:value-type="float" office:value="1865812" calcext:value-type="float">
            <text:p>18658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-5032</text:p>
          </table:table-cell>
          <table:table-cell office:value-type="string" calcext:value-type="string">
            <text:p>SMD5032</text:p>
          </table:table-cell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TXC</text:p>
          </table:table-cell>
          <table:table-cell office:value-type="string" calcext:value-type="string">
            <text:p>7A-12.000MAAJ-T</text:p>
          </table:table-cell>
          <table:table-cell office:value-type="float" office:value="1841940" calcext:value-type="float">
            <text:p>18419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k1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0 R3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EKF1212V</text:p>
          </table:table-cell>
          <table:table-cell office:value-type="float" office:value="2059413" calcext:value-type="float">
            <text:p>2059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VISHAY DRALORIC</text:p>
          </table:table-cell>
          <table:table-cell office:value-type="string" calcext:value-type="string">
            <text:p>CRCW0603147KFKEA</text:p>
          </table:table-cell>
          <table:table-cell office:value-type="float" office:value="2138514" calcext:value-type="float">
            <text:p>213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1 R33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63W06035150R</text:p>
          </table:table-cell>
          <table:table-cell office:value-type="float" office:value="9331794" calcext:value-type="float">
            <text:p>93317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GEYJ154V</text:p>
          </table:table-cell>
          <table:table-cell office:value-type="float" office:value="2059659" calcext:value-type="float">
            <text:p>20596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1 C54 C57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N150J500CT</text:p>
          </table:table-cell>
          <table:table-cell office:value-type="float" office:value="1759055" calcext:value-type="float">
            <text:p>1759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MR06X1001FTL</text:p>
          </table:table-cell>
          <table:table-cell office:value-type="float" office:value="2073348" calcext:value-type="float">
            <text:p>20733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 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63W060351K5</text:p>
          </table:table-cell>
          <table:table-cell office:value-type="float" office:value="9331808" calcext:value-type="float">
            <text:p>93318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X105K100CT</text:p>
          </table:table-cell>
          <table:table-cell office:value-type="float" office:value="1759399" calcext:value-type="float">
            <text:p>1759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4 R4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EKF2003V</text:p>
          </table:table-cell>
          <table:table-cell office:value-type="float" office:value="2059509" calcext:value-type="float">
            <text:p>2059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L-EUL2012C</text:p>
          </table:table-cell>
          <table:table-cell office:value-type="string" calcext:value-type="string">
            <text:p>L2012C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INDUCTOR, European symbol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Z2012DR22DT</text:p>
          </table:table-cell>
          <table:table-cell office:value-type="float" office:value="2215646" calcext:value-type="float">
            <text:p>22156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2 C1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2012X5R0J226M/1.25</text:p>
          </table:table-cell>
          <table:table-cell office:value-type="float" office:value="2309030" calcext:value-type="float">
            <text:p>23090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9 R20 R22 R23 R24 R25 R26 R2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63W0603527R</text:p>
          </table:table-cell>
          <table:table-cell office:value-type="float" office:value="9331956" calcext:value-type="float">
            <text:p>93319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4 C46 C47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N270J500CT</text:p>
          </table:table-cell>
          <table:table-cell office:value-type="float" office:value="1759058" calcext:value-type="float">
            <text:p>1759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X225K6R3CT</text:p>
          </table:table-cell>
          <table:table-cell office:value-type="float" office:value="1759392" calcext:value-type="float">
            <text:p>1759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L-EUL3230M</text:p>
          </table:table-cell>
          <table:table-cell office:value-type="string" calcext:value-type="string">
            <text:p>L3230M</text:p>
          </table:table-cell>
          <table:table-cell office:value-type="string" calcext:value-type="string">
            <text:p>L6 L7 L8</text:p>
          </table:table-cell>
          <table:table-cell office:value-type="string" calcext:value-type="string">
            <text:p>INDUCTOR, European symbol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ME3220-222MLB</text:p>
          </table:table-cell>
          <table:table-cell office:value-type="float" office:value="2287940" calcext:value-type="float">
            <text:p>22879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1 R12 R15 R1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VISHAY DRALORIC</text:p>
          </table:table-cell>
          <table:table-cell office:value-type="string" calcext:value-type="string">
            <text:p>CRCW060339R0FKEA</text:p>
          </table:table-cell>
          <table:table-cell office:value-type="float" office:value="2141230" calcext:value-type="float">
            <text:p>2141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B471K500CT</text:p>
          </table:table-cell>
          <table:table-cell office:value-type="float" office:value="1759079" calcext:value-type="float">
            <text:p>1759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063W060354K7</text:p>
          </table:table-cell>
          <table:table-cell office:value-type="float" office:value="9332154" calcext:value-type="float">
            <text:p>9332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6 C38 C40 C41 C4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603X475K6R3CT</text:p>
          </table:table-cell>
          <table:table-cell office:value-type="float" office:value="2320811" calcext:value-type="float">
            <text:p>2320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9 R32 R34 R3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3GEYJ510V</text:p>
          </table:table-cell>
          <table:table-cell office:value-type="float" office:value="2059567" calcext:value-type="float">
            <text:p>2059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VISHAY DRALORIC</text:p>
          </table:table-cell>
          <table:table-cell office:value-type="string" calcext:value-type="string">
            <text:p>CRCW0603680KFKEA</text:p>
          </table:table-cell>
          <table:table-cell office:value-type="float" office:value="2138587" calcext:value-type="float">
            <text:p>2138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k8 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MR06X6801FTL</text:p>
          </table:table-cell>
          <table:table-cell office:value-type="float" office:value="2073558" calcext:value-type="float">
            <text:p>20735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91SAM9G25</text:p>
          </table:table-cell>
          <table:table-cell office:value-type="string" calcext:value-type="string">
            <text:p>LFBGA217</text:p>
          </table:table-cell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ATMEL</text:p>
          </table:table-cell>
          <table:table-cell office:value-type="string" calcext:value-type="string">
            <text:p>AT91SAM9G25-CU</text:p>
          </table:table-cell>
          <table:table-cell office:value-type="float" office:value="2066288" calcext:value-type="float">
            <text:p>2066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ottky Diodes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BAT54C</text:p>
          </table:table-cell>
          <table:table-cell office:value-type="float" office:value="1081192" calcext:value-type="float">
            <text:p>1081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B0805/600R/200mA</text:p>
          </table:table-cell>
          <table:table-cell office:value-type="string" calcext:value-type="string">
            <text:p>L-EUL2012C</text:p>
          </table:table-cell>
          <table:table-cell office:value-type="string" calcext:value-type="string">
            <text:p>L2012C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INDUCTOR, European symbo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21BD601SN1D</text:p>
          </table:table-cell>
          <table:table-cell office:value-type="float" office:value="1515655" calcext:value-type="float">
            <text:p>15156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5PSXG63JFR</text:p>
          </table:table-cell>
          <table:table-cell office:value-type="string" calcext:value-type="string">
            <text:p>FBGA84</text:p>
          </table:table-cell>
          <table:table-cell office:value-type="string" calcext:value-type="string">
            <text:p>IC7</text:p>
          </table:table-cell>
          <table:table-cell/>
          <table:table-cell office:value-type="string" calcext:value-type="string">
            <text:p>HYNIX SEMICONDUCTOR</text:p>
          </table:table-cell>
          <table:table-cell office:value-type="string" calcext:value-type="string">
            <text:p>H5PS1G63JFR-S5C</text:p>
          </table:table-cell>
          <table:table-cell office:value-type="float" office:value="2114749" calcext:value-type="float">
            <text:p>21147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FJ11-2450E</text:p>
          </table:table-cell>
          <table:table-cell office:value-type="string" calcext:value-type="string">
            <text:p>HFJ11_LED</text:p>
          </table:table-cell>
          <table:table-cell office:value-type="string" calcext:value-type="string">
            <text:p>X4</text:p>
          </table:table-cell>
          <table:table-cell table:number-columns-repeated="3"/>
          <table:table-cell office:value-type="string" calcext:value-type="string">
            <text:p>unknow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KMR4</text:p>
          </table:table-cell>
          <table:table-cell office:value-type="string" calcext:value-type="string">
            <text:p>RECOVERY</text:p>
          </table:table-cell>
          <table:table-cell/>
          <table:table-cell office:value-type="string" calcext:value-type="string">
            <text:p>C &amp; K COMPONENTS</text:p>
          </table:table-cell>
          <table:table-cell office:value-type="string" calcext:value-type="string">
            <text:p>KMR421NGULCLFS</text:p>
          </table:table-cell>
          <table:table-cell office:value-type="float" office:value="1908237" calcext:value-type="float">
            <text:p>19082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N8710</text:p>
          </table:table-cell>
          <table:table-cell office:value-type="string" calcext:value-type="string">
            <text:p>QFN32</text:p>
          </table:table-cell>
          <table:table-cell office:value-type="string" calcext:value-type="string">
            <text:p>IC3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LAN8710A-EZK</text:p>
          </table:table-cell>
          <table:table-cell office:value-type="float" office:value="2292575" calcext:value-type="float">
            <text:p>22925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CRO-SD_MOLEX-502774-001</text:p>
          </table:table-cell>
          <table:table-cell office:value-type="string" calcext:value-type="string">
            <text:p>MOLEX-MICRO-SD</text:p>
          </table:table-cell>
          <table:table-cell office:value-type="string" calcext:value-type="string">
            <text:p>X3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2774-0891</text:p>
          </table:table-cell>
          <table:table-cell office:value-type="float" office:value="2064063" calcext:value-type="float">
            <text:p>20640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LEX-47346-0001</text:p>
          </table:table-cell>
          <table:table-cell office:value-type="string" calcext:value-type="string">
            <text:p>MOLEX-47364-0001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MICRO USB B, BOTTOM MOUNT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47346-0001</text:p>
          </table:table-cell>
          <table:table-cell office:value-type="float" office:value="1568026" calcext:value-type="float">
            <text:p>15680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CP1529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IC4 IC5 IC6</text:p>
          </table:table-cell>
          <table:table-cell office:value-type="string" calcext:value-type="string">
            <text:p>On Semiconductor DC DC step down converter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529ASNT1G</text:p>
          </table:table-cell>
          <table:table-cell office:value-type="float" office:value="2112613" calcext:value-type="float">
            <text:p>21126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USB-A-HU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USB Connectors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GSB19110KEU</text:p>
          </table:table-cell>
          <table:table-cell office:value-type="float" office:value="1860613" calcext:value-type="float">
            <text:p>1860613</text:p>
          </table:table-cell>
        </table:table-row>
        <table:table-row table:style-name="ro2" table:number-rows-repeated="104852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1" table:style-name="ta1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Auer</meta:initial-creator>
    <meta:creation-date>2014-10-14T17:04:51.018260054</meta:creation-date>
    <dc:date>2014-10-14T21:35:26.486081428</dc:date>
    <dc:creator>Andreas Auer</dc:creator>
    <meta:editing-duration>PT3H15M25S</meta:editing-duration>
    <meta:editing-cycles>1</meta:editing-cycles>
    <meta:document-statistic meta:table-count="2" meta:cell-count="412" meta:object-count="0"/>
    <meta:generator>LibreOffice/4.1.3.2$Linux_X86_64 LibreOffice_project/410m0$Build-2</meta:generator>
  </office:meta>
</office:document-meta>
</file>